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48" style:family="paragraph" style:parent-style-name="Standard">
      <style:text-properties officeooo:paragraph-rsid="00d734fd"/>
    </style:style>
    <style:style style:name="P49" style:family="paragraph" style:parent-style-name="Standard">
      <style:text-properties style:text-underline-style="solid" style:text-underline-width="auto" style:text-underline-color="font-color"/>
    </style:style>
    <style:style style:name="P50" style:family="paragraph" style:parent-style-name="Standard">
      <style:text-properties officeooo:paragraph-rsid="00e0f480"/>
    </style:style>
    <style:style style:name="P51" style:family="paragraph" style:parent-style-name="Standard">
      <style:text-properties officeooo:paragraph-rsid="00e21151"/>
    </style:style>
    <style:style style:name="P52" style:family="paragraph" style:parent-style-name="Standard">
      <style:text-properties officeooo:paragraph-rsid="00e78cb3"/>
    </style:style>
    <style:style style:name="P53" style:family="paragraph" style:parent-style-name="Standard">
      <style:text-properties officeooo:rsid="00efc73d" officeooo:paragraph-rsid="00efc73d"/>
    </style:style>
    <style:style style:name="P54" style:family="paragraph" style:parent-style-name="Standard">
      <style:text-properties officeooo:rsid="00f3c763" officeooo:paragraph-rsid="00f3c763"/>
    </style:style>
    <style:style style:name="P55" style:family="paragraph" style:parent-style-name="Standard">
      <style:text-properties officeooo:paragraph-rsid="00f3c763"/>
    </style:style>
    <style:style style:name="P56" style:family="paragraph" style:parent-style-name="Standard">
      <style:text-properties officeooo:rsid="00fa3230" officeooo:paragraph-rsid="00fa3230"/>
    </style:style>
    <style:style style:name="P5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9"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60" style:family="paragraph" style:parent-style-name="Contents_20_Heading">
      <style:paragraph-properties fo:break-before="page"/>
    </style:style>
    <style:style style:name="P61" style:family="paragraph" style:parent-style-name="Bibliography_20_1">
      <style:paragraph-properties>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6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6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6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6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6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7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73" style:family="paragraph" style:parent-style-name="Standard">
      <style:text-properties style:font-name="Georgia" fo:font-weight="normal" officeooo:rsid="00dc6fde" officeooo:paragraph-rsid="00dc6fde" style:font-weight-asian="normal" style:font-weight-complex="normal"/>
    </style:style>
    <style:style style:name="P74" style:family="paragraph" style:parent-style-name="Standard">
      <style:text-properties style:font-name="Georgia" fo:font-weight="normal" officeooo:rsid="00df82d8" officeooo:paragraph-rsid="00df82d8" style:font-weight-asian="normal" style:font-weight-complex="normal"/>
    </style:style>
    <style:style style:name="P75" style:family="paragraph" style:parent-style-name="Standard">
      <style:text-properties style:font-name="Georgia" fo:font-weight="normal" officeooo:rsid="00df1d78" officeooo:paragraph-rsid="00df1d78" style:font-weight-asian="normal" style:font-weight-complex="normal"/>
    </style:style>
    <style:style style:name="P76" style:family="paragraph" style:parent-style-name="Standard">
      <style:text-properties style:font-name="Georgia" fo:font-weight="normal" officeooo:rsid="00df1d78" officeooo:paragraph-rsid="00df82d8" style:font-weight-asian="normal" style:font-weight-complex="normal"/>
    </style:style>
    <style:style style:name="P77" style:family="paragraph" style:parent-style-name="Standard">
      <style:text-properties style:font-name="Georgia" fo:font-weight="normal" officeooo:rsid="00df1d78" officeooo:paragraph-rsid="00e21151" style:font-weight-asian="normal" style:font-weight-complex="normal"/>
    </style:style>
    <style:style style:name="P78" style:family="paragraph" style:parent-style-name="Standard">
      <style:text-properties style:font-name="Georgia" fo:font-weight="normal" officeooo:rsid="00df1d78" officeooo:paragraph-rsid="0109ab19" style:font-weight-asian="normal" style:font-weight-complex="normal"/>
    </style:style>
    <style:style style:name="P79" style:family="paragraph" style:parent-style-name="Standard">
      <style:text-properties style:font-name="Georgia" fo:font-weight="normal" officeooo:rsid="00eba4be" officeooo:paragraph-rsid="00e9ae0b" style:font-weight-asian="normal" style:font-weight-complex="normal"/>
    </style:style>
    <style:style style:name="P80" style:family="paragraph" style:parent-style-name="Standard">
      <style:text-properties style:font-name="Georgia" fo:font-weight="normal" officeooo:rsid="00f73d21" officeooo:paragraph-rsid="00f73d21" style:font-weight-asian="normal" style:font-weight-complex="normal"/>
    </style:style>
    <style:style style:name="P81" style:family="paragraph" style:parent-style-name="Standard" style:list-style-name="L2">
      <style:text-properties style:font-name="Georgia" fo:font-weight="normal" officeooo:rsid="00f73d21" officeooo:paragraph-rsid="00f73d21" style:font-weight-asian="normal" style:font-weight-complex="normal"/>
    </style:style>
    <style:style style:name="P82" style:family="paragraph" style:parent-style-name="Standard">
      <style:text-properties style:font-name="Georgia" fo:font-weight="normal" officeooo:rsid="00e9ae0b" officeooo:paragraph-rsid="00e9ae0b" style:font-weight-asian="normal" style:font-weight-complex="normal"/>
    </style:style>
    <style:style style:name="P83" style:family="paragraph" style:parent-style-name="Standard">
      <style:text-properties style:font-name="Georgia" fo:font-weight="normal" officeooo:rsid="00e71710" officeooo:paragraph-rsid="00df82d8" style:font-weight-asian="normal" style:font-weight-complex="normal"/>
    </style:style>
    <style:style style:name="P84" style:family="paragraph" style:parent-style-name="Standard">
      <style:text-properties style:font-name="Georgia" fo:font-weight="normal" officeooo:rsid="00e78cb3" officeooo:paragraph-rsid="00e78cb3" style:font-weight-asian="normal" style:font-weight-complex="normal"/>
    </style:style>
    <style:style style:name="P85" style:family="paragraph" style:parent-style-name="Standard">
      <style:text-properties style:font-name="Georgia" fo:font-weight="normal" officeooo:rsid="00efc73d" officeooo:paragraph-rsid="00efc73d" style:font-weight-asian="normal" style:font-weight-complex="normal"/>
    </style:style>
    <style:style style:name="P86" style:family="paragraph" style:parent-style-name="Standard">
      <style:text-properties style:font-name="Georgia" fo:font-weight="normal" officeooo:rsid="00f2a553" officeooo:paragraph-rsid="00f2a553" style:font-weight-asian="normal" style:font-weight-complex="normal"/>
    </style:style>
    <style:style style:name="P87" style:family="paragraph" style:parent-style-name="Standard">
      <style:text-properties style:font-name="Georgia" fo:font-weight="normal" officeooo:rsid="00f3c763" officeooo:paragraph-rsid="00f3c763" style:font-weight-asian="normal" style:font-weight-complex="normal"/>
    </style:style>
    <style:style style:name="P88" style:family="paragraph" style:parent-style-name="Standard">
      <style:text-properties style:font-name="Georgia" fo:font-weight="normal" officeooo:rsid="00f60d6f" officeooo:paragraph-rsid="00f3c763" style:font-weight-asian="normal" style:font-weight-complex="normal"/>
    </style:style>
    <style:style style:name="P89" style:family="paragraph" style:parent-style-name="Standard">
      <style:text-properties style:font-name="Georgia" fo:font-weight="normal" officeooo:rsid="00fa3230" officeooo:paragraph-rsid="00fa3230" style:font-weight-asian="normal" style:font-weight-complex="normal"/>
    </style:style>
    <style:style style:name="P90"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91"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92" style:family="paragraph" style:parent-style-name="Standard">
      <style:text-properties style:font-name="Georgia" fo:font-weight="bold" officeooo:rsid="00e0f480" officeooo:paragraph-rsid="00e0f480" style:font-weight-asian="bold" style:font-weight-complex="bold"/>
    </style:style>
    <style:style style:name="P93" style:family="paragraph" style:parent-style-name="Standard">
      <style:text-properties style:font-name="Georgia" fo:font-weight="bold" officeooo:rsid="00e0f480" officeooo:paragraph-rsid="0109ab19" style:font-weight-asian="bold" style:font-weight-complex="bold"/>
    </style:style>
    <style:style style:name="P94" style:family="paragraph" style:parent-style-name="Standard">
      <style:text-properties style:font-name="Georgia" fo:font-weight="bold" officeooo:rsid="00df82d8" officeooo:paragraph-rsid="00df82d8" style:font-weight-asian="bold" style:font-weight-complex="bold"/>
    </style:style>
    <style:style style:name="P95"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96" style:family="paragraph" style:parent-style-name="Standard" style:list-style-name="L2">
      <style:text-properties officeooo:rsid="00f73d21" officeooo:paragraph-rsid="00f73d21"/>
    </style:style>
    <style:style style:name="P97" style:family="paragraph" style:parent-style-name="Standard">
      <style:text-properties officeooo:paragraph-rsid="00df1d78"/>
    </style:style>
    <style:style style:name="P98" style:family="paragraph" style:parent-style-name="Standard">
      <style:text-properties officeooo:paragraph-rsid="01065f2e"/>
    </style:style>
    <style:style style:name="P99" style:family="paragraph" style:parent-style-name="Standard">
      <style:text-properties officeooo:paragraph-rsid="0106ce4c"/>
    </style:style>
    <style:style style:name="P100" style:family="paragraph" style:parent-style-name="Standard">
      <style:text-properties officeooo:paragraph-rsid="00df82d8"/>
    </style:style>
    <style:style style:name="P101" style:family="paragraph" style:parent-style-name="Standard">
      <style:text-properties officeooo:paragraph-rsid="00e78cb3"/>
    </style:style>
    <style:style style:name="P102" style:family="paragraph" style:parent-style-name="Standard">
      <style:text-properties officeooo:paragraph-rsid="00f2a553"/>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fo:font-weight="normal" officeooo:rsid="0108abef" style:font-weight-asian="normal" style:font-weight-complex="normal"/>
    </style:style>
    <style:style style:name="T73" style:family="text">
      <style:text-properties officeooo:rsid="00bc8f9e"/>
    </style:style>
    <style:style style:name="T74" style:family="text">
      <style:text-properties officeooo:rsid="00c2ed9c"/>
    </style:style>
    <style:style style:name="T75" style:family="text">
      <style:text-properties fo:font-variant="normal" fo:text-transform="none" fo:color="#3f3f3f" style:font-name="Roboto" fo:font-size="12.75pt" fo:letter-spacing="normal" fo:font-style="normal" fo:font-weight="normal"/>
    </style:style>
    <style:style style:name="T76" style:family="text">
      <style:text-properties fo:font-variant="normal" fo:text-transform="none" fo:color="#222222" style:font-name="sans-serif" fo:font-size="10.5pt" fo:letter-spacing="normal" fo:font-style="normal" fo:font-weight="normal" style:font-weight-asian="normal" style:font-weight-complex="normal"/>
    </style:style>
    <style:style style:name="T77"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8" style:family="text">
      <style:text-properties fo:font-variant="normal" fo:text-transform="none" fo:color="#222222" fo:letter-spacing="normal" fo:font-weight="normal" officeooo:rsid="00e21151" style:font-weight-asian="normal" style:font-weight-complex="normal"/>
    </style:style>
    <style:style style:name="T7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1" style:family="text">
      <style:text-properties fo:font-variant="normal" fo:text-transform="none" fo:color="#0b0080" style:text-line-through-style="none" style:text-line-through-type="none" style:font-name="sans-serif" fo:font-size="9pt" fo:letter-spacing="normal" fo:font-style="normal" style:text-underline-style="none" fo:font-weight="normal" officeooo:rsid="010a80aa" style:text-blinking="false" fo:background-color="#f9f9f9" loext:char-shading-value="0" style:font-weight-asian="normal" style:font-weight-complex="normal"/>
    </style:style>
    <style:style style:name="T82" style:family="text">
      <style:text-properties fo:font-variant="normal" fo:text-transform="none" fo:color="#0b0080" style:text-line-through-style="none" style:text-line-through-type="none" style:font-name="sans-serif" fo:font-size="9pt" fo:letter-spacing="normal" fo:font-style="normal" style:text-underline-style="none" fo:font-weight="normal" officeooo:rsid="010b0935" style:text-blinking="false" fo:background-color="#f9f9f9" loext:char-shading-value="0" style:font-weight-asian="normal" style:font-weight-complex="normal"/>
    </style:style>
    <style:style style:name="T83" style:family="text">
      <style:text-properties fo:font-variant="normal" fo:text-transform="none" fo:color="#0b0080" style:text-line-through-style="none" style:text-line-through-type="none" style:font-name="Georgia" fo:font-size="9pt" fo:letter-spacing="normal" fo:font-style="normal" style:text-underline-style="none" fo:font-weight="normal" officeooo:rsid="010a80aa" style:text-blinking="false" fo:background-color="#f9f9f9" loext:char-shading-value="0" style:font-weight-asian="normal" style:font-weight-complex="normal"/>
    </style:style>
    <style:style style:name="T84" style:family="text">
      <style:text-properties fo:font-variant="normal" fo:text-transform="none" fo:color="#0b0080" style:text-line-through-style="none" style:text-line-through-type="none" style:font-name="Georgia" fo:font-size="9pt" fo:letter-spacing="normal" fo:font-style="normal" style:text-underline-style="none" fo:font-weight="normal" officeooo:rsid="010b0935" style:text-blinking="false" fo:background-color="#f9f9f9" loext:char-shading-value="0" style:font-weight-asian="normal" style:font-weight-complex="normal"/>
    </style:style>
    <style:style style:name="T8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7" style:family="text">
      <style:text-properties fo:font-variant="normal" fo:text-transform="none" fo:color="#000000" style:font-name="Linux Libertine" fo:letter-spacing="normal" fo:language="es" fo:country="ES" fo:font-style="normal" officeooo:rsid="00ffab49"/>
    </style:style>
    <style:style style:name="T88" style:family="text">
      <style:text-properties fo:font-variant="normal" fo:text-transform="none" fo:color="#000000" style:font-name="Linux Libertine"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style:font-name="Linux Libertine" fo:letter-spacing="normal" fo:language="es" fo:country="ES" fo:font-style="normal" fo:font-weight="normal" officeooo:rsid="0102ac8f" style:font-weight-asian="normal"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2ac8f"/>
    </style:style>
    <style:style style:name="T94" style:family="text">
      <style:text-properties fo:font-variant="normal" fo:text-transform="none" fo:color="#000000" style:font-name="Linux Libertine" fo:letter-spacing="normal" fo:language="es" fo:country="ES" fo:font-style="normal" officeooo:rsid="0108abef"/>
    </style:style>
    <style:style style:name="T95" style:family="text">
      <style:text-properties fo:font-variant="normal" fo:text-transform="none" fo:color="#000000" fo:letter-spacing="normal" fo:language="es" fo:country="ES" fo:font-style="normal" officeooo:rsid="00ffab49"/>
    </style:style>
    <style:style style:name="T96" style:family="text">
      <style:text-properties fo:font-variant="normal" fo:text-transform="none" fo:color="#000000" fo:letter-spacing="normal" fo:language="es" fo:country="ES" fo:font-style="normal" officeooo:rsid="0108abef"/>
    </style:style>
    <style:style style:name="T9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9" style:family="text">
      <style:text-properties fo:font-variant="normal" fo:text-transform="none" fo:color="#000000" style:font-name="sans-serif" fo:font-size="9pt" fo:letter-spacing="normal" fo:font-style="normal" fo:font-weight="normal"/>
    </style:style>
    <style:style style:name="T100" style:family="text">
      <style:text-properties style:text-underline-style="solid" style:text-underline-width="auto" style:text-underline-color="font-color" officeooo:rsid="00c2ed9c"/>
    </style:style>
    <style:style style:name="T101" style:family="text">
      <style:text-properties officeooo:rsid="00d730d0"/>
    </style:style>
    <style:style style:name="T102" style:family="text">
      <style:text-properties officeooo:rsid="00d797b9"/>
    </style:style>
    <style:style style:name="T103" style:family="text">
      <style:text-properties style:font-name="Georgia" fo:font-weight="normal" style:font-weight-asian="normal" style:font-weight-complex="normal"/>
    </style:style>
    <style:style style:name="T104" style:family="text">
      <style:text-properties style:font-name="Georgia" fo:font-weight="normal" officeooo:rsid="00e0f480" style:font-weight-asian="normal" style:font-weight-complex="normal"/>
    </style:style>
    <style:style style:name="T105" style:family="text">
      <style:text-properties style:font-name="Georgia" fo:font-weight="normal" officeooo:rsid="00e1aa35" style:font-weight-asian="normal" style:font-weight-complex="normal"/>
    </style:style>
    <style:style style:name="T106" style:family="text">
      <style:text-properties style:font-name="Georgia" fo:font-weight="normal" officeooo:rsid="00e21151" style:font-weight-asian="normal" style:font-weight-complex="normal"/>
    </style:style>
    <style:style style:name="T107" style:family="text">
      <style:text-properties style:font-name="Georgia" fo:font-weight="normal" officeooo:rsid="00e78cb3" style:font-weight-asian="normal" style:font-weight-complex="normal"/>
    </style:style>
    <style:style style:name="T108" style:family="text">
      <style:text-properties style:font-name="Georgia" fo:font-weight="normal" officeooo:rsid="00e7c5cc" style:font-weight-asian="normal" style:font-weight-complex="normal"/>
    </style:style>
    <style:style style:name="T109" style:family="text">
      <style:text-properties style:font-name="Georgia" fo:font-weight="normal" officeooo:rsid="00f3c763" style:font-weight-asian="normal" style:font-weight-complex="normal"/>
    </style:style>
    <style:style style:name="T110" style:family="text">
      <style:text-properties style:font-name="Georgia" fo:font-weight="normal" officeooo:rsid="00f4827c" style:font-weight-asian="normal" style:font-weight-complex="normal"/>
    </style:style>
    <style:style style:name="T111" style:family="text">
      <style:text-properties style:font-name="Georgia" fo:font-weight="normal" officeooo:rsid="00f60d6f" style:font-weight-asian="normal" style:font-weight-complex="normal"/>
    </style:style>
    <style:style style:name="T112" style:family="text">
      <style:text-properties style:font-name="Georgia" fo:font-weight="normal" officeooo:rsid="00ff779e" style:font-weight-asian="normal" style:font-weight-complex="normal"/>
    </style:style>
    <style:style style:name="T113" style:family="text">
      <style:text-properties style:font-name="Georgia" fo:font-weight="normal" officeooo:rsid="00ffab49" style:font-weight-asian="normal" style:font-weight-complex="normal"/>
    </style:style>
    <style:style style:name="T114" style:family="text">
      <style:text-properties style:font-name="Georgia" fo:font-weight="normal" officeooo:rsid="00df1d78" style:font-weight-asian="normal" style:font-weight-complex="normal"/>
    </style:style>
    <style:style style:name="T115" style:family="text">
      <style:text-properties style:font-name="Georgia" fo:font-weight="normal" officeooo:rsid="01065f2e" style:font-weight-asian="normal" style:font-weight-complex="normal"/>
    </style:style>
    <style:style style:name="T116" style:family="text">
      <style:text-properties style:font-name="Georgia" fo:font-weight="normal" officeooo:rsid="0106ce4c" style:font-weight-asian="normal" style:font-weight-complex="normal"/>
    </style:style>
    <style:style style:name="T117" style:family="text">
      <style:text-properties style:font-name="Georgia" fo:font-weight="normal" officeooo:rsid="00e71710" style:font-weight-asian="normal" style:font-weight-complex="normal"/>
    </style:style>
    <style:style style:name="T118" style:family="text">
      <style:text-properties style:font-name="Georgia" fo:font-weight="normal" officeooo:rsid="0108abef" style:font-weight-asian="normal" style:font-weight-complex="normal"/>
    </style:style>
    <style:style style:name="T119" style:family="text">
      <style:text-properties style:font-name="Georgia" fo:font-weight="normal" officeooo:rsid="010a80aa" style:font-weight-asian="normal" style:font-weight-complex="normal"/>
    </style:style>
    <style:style style:name="T120" style:family="text">
      <style:text-properties style:font-name="Georgia" fo:font-weight="normal" officeooo:rsid="010b0935" style:font-weight-asian="normal" style:font-weight-complex="normal"/>
    </style:style>
    <style:style style:name="T121" style:family="text">
      <style:text-properties style:font-name="Georgia" fo:font-weight="normal" officeooo:rsid="010b66dd" style:font-weight-asian="normal" style:font-weight-complex="normal"/>
    </style:style>
    <style:style style:name="T122" style:family="text">
      <style:text-properties style:font-name="Georgia" fo:font-weight="normal" officeooo:rsid="00f2a553" style:font-weight-asian="normal" style:font-weight-complex="normal"/>
    </style:style>
    <style:style style:name="T123" style:family="text">
      <style:text-properties style:font-name="Georgia" fo:font-weight="normal" officeooo:rsid="010fc025" style:font-weight-asian="normal" style:font-weight-complex="normal"/>
    </style:style>
    <style:style style:name="T124" style:family="text">
      <style:text-properties style:font-name="Georgia" style:text-underline-style="solid" style:text-underline-width="auto" style:text-underline-color="font-color" fo:font-weight="normal" style:font-weight-asian="normal" style:font-weight-complex="normal"/>
    </style:style>
    <style:style style:name="T125" style:family="text">
      <style:text-properties style:font-name="Georgia" style:text-underline-style="solid" style:text-underline-width="auto" style:text-underline-color="font-color" fo:font-weight="normal" officeooo:rsid="00e78cb3" style:font-weight-asian="normal" style:font-weight-complex="normal"/>
    </style:style>
    <style:style style:name="T126" style:family="text">
      <style:text-properties style:font-name="Georgia" style:text-underline-style="solid" style:text-underline-width="auto" style:text-underline-color="font-color" fo:font-weight="normal" officeooo:rsid="00efdb5d" style:font-weight-asian="normal" style:font-weight-complex="normal"/>
    </style:style>
    <style:style style:name="T127" style:family="text">
      <style:text-properties style:font-name="Georgia" fo:font-weight="bold" officeooo:rsid="00f4827c" style:font-weight-asian="bold" style:font-weight-complex="bold"/>
    </style:style>
    <style:style style:name="T12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0" style:family="text">
      <style:text-properties officeooo:rsid="00e473a6"/>
    </style:style>
    <style:style style:name="T131" style:family="text">
      <style:text-properties officeooo:rsid="00ffab49"/>
    </style:style>
    <style:style style:name="T132" style:family="text">
      <style:text-properties officeooo:rsid="0106ce4c"/>
    </style:style>
    <style:style style:name="T133" style:family="text">
      <style:text-properties officeooo:rsid="010a80aa"/>
    </style:style>
    <style:style style:name="T134" style:family="text">
      <style:text-properties style:font-name="Georgia" fo:font-weight="normal" officeooo:rsid="010a80aa" style:font-weight-asian="normal" style:font-weight-complex="normal"/>
    </style:style>
    <style:style style:name="T135" style:family="text">
      <style:text-properties style:font-name="Georgia" fo:font-size="12pt" fo:font-weight="normal" officeooo:rsid="010a80aa" style:font-size-asian="12pt" style:font-weight-asian="normal" style:font-size-complex="12pt" style:font-weight-complex="normal"/>
    </style:style>
    <style:style style:name="T136" style:family="text">
      <style:text-properties officeooo:rsid="010fc0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0">Indice</text:p>
          </text:index-title>
          <text:p text:style-name="P62">Descripción del proyecto:<text:tab/>3</text:p>
          <text:p text:style-name="P62">Justificación del proyecto:<text:tab/>4</text:p>
          <text:p text:style-name="P62">Tecnologías empleadas:<text:tab/>4</text:p>
          <text:p text:style-name="P62">Objetivos<text:tab/>4</text:p>
          <text:p text:style-name="P62">Metodologías<text:tab/>8</text:p>
        </text:index-body>
      </text:table-of-content>
      <text:p text:style-name="P7"/>
      <text:p text:style-name="P7"/>
      <text:p text:style-name="P7"/>
      <text:p text:style-name="P57"><text:toc-mark-start text:id="IMark2542344758040" text:outline-level="1"/><text:span text:style-name="T3">Descripción</text:span><text:span text:style-name="T2"> del proyecto:</text:span><text:toc-mark-end text:id="IMark2542344758040"/></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42344761688" text:outline-level="1"/>Justificación del proyecto:<text:toc-mark-end text:id="IMark2542344761688"/></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30">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542344760536" text:outline-level="1"/>Tecnologías empleadas:<text:toc-mark-end text:id="IMark2542344760536"/></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542344760824" text:outline-level="1"/>Objetivos<text:toc-mark-end text:id="IMark2542344760824"/></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1330275015" text:style-name="L1">
        <text:list-item>
          <text:p text:style-name="P63">diseño de la interfaz.</text:p>
        </text:list-item>
        <text:list-item>
          <text:p text:style-name="P64">Añadir <text:span text:style-name="T50">y quitar</text:span> usuarios y módulos <text:span text:style-name="T35">o asignaturas.</text:span></text:p>
        </text:list-item>
        <text:list-item>
          <text:p text:style-name="P65">Implementar <text:span text:style-name="T51">la interfaz d</text:span>el horario en el área de trabajo.</text:p>
        </text:list-item>
        <text:list-item>
          <text:p text:style-name="P66">Uso de varios horarios.</text:p>
        </text:list-item>
        <text:list-item>
          <text:p text:style-name="P65">Guardar <text:span text:style-name="T38">y cargar</text:span> los horarios<text:span text:style-name="T4"> </text:span><text:span text:style-name="T5">en XML.</text:span></text:p>
        </text:list-item>
        <text:list-item>
          <text:p text:style-name="P67"><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85346999375395" text:continue-numbering="true" text:style-name="L1">
        <text:list-item>
          <text:p text:style-name="P68"><text:span text:style-name="T54">A</text:span>visos de conflictos de tiempo y personas.</text:p>
        </text:list-item>
        <text:list-item>
          <text:p text:style-name="P69"><text:span text:style-name="T57">Implementación</text:span> de JavaHelp <text:span text:style-name="T55">como sistema de ayuda</text:span></text:p>
        </text:list-item>
        <text:list-item>
          <text:p text:style-name="P70"><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71">Traducciones.</text:p>
        </text:list-item>
        <text:list-item>
          <text:p text:style-name="P72">Generador de horarios, <text:span text:style-name="T101">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542344763032"/>Investigación:<text:alphabetical-index-mark-end text:id="IMark2542344763032"/></text:p>
      <text:p text:style-name="P26"><text:span text:style-name="T60"><text:tab/></text:span><text:span text:style-name="T73">Programas similares:</text:span></text:p>
      <text:p text:style-name="P28"/>
      <text:p text:style-name="P30"><text:span text:style-name="T100">GHC</text:span><text:span text:style-name="T74">: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47"/>
      <text:p text:style-name="P49">Generador de horarios de ARASAAC</text:p>
      <text:p text:style-name="P48">“<text:span text:style-name="T75">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8"/>
      <text:p text:style-name="P48"/>
      <text:p text:style-name="P48"/>
      <text:p text:style-name="P37"><text:span text:style-name="T102">12 </text:span>Homework</text:p>
      <text:p text:style-name="P48"><text:span text:style-name="T75">“Con un máximo de 20 al día, esta herramienta hace posible un seguimiento detallado tanto de las tareas a realizar como de sus horarios. Permite la inclusión de </text:span><text:span text:style-name="Strong_20_Emphasis"><text:span text:style-name="T75">información adicional</text:span></text:span><text:span text:style-name="T75">,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8"/>
      <text:p text:style-name="P59"><text:alphabetical-index-mark-start text:id="IMark2542344759288"/>Materiales<text:alphabetical-index-mark-end text:id="IMark2542344759288"/>:</text:p>
      <text:p text:style-name="P73"/>
      <text:p text:style-name="P74">Programas:</text:p>
      <text:p text:style-name="P75"/>
      <text:p text:style-name="P46"><text:span text:style-name="T69">Programación</text:span><text:span text:style-name="T60">:</text:span></text:p>
      <text:p text:style-name="P90"/>
      <text:p text:style-name="P42"><text:span text:style-name="T62">Código</text:span><text:span text:style-name="T60">:</text:span></text:p>
      <text:p text:style-name="P75"><text:tab/>Eclipse: plataforma IDE para el desarrollo de código.</text:p>
      <text:p text:style-name="P97"><text:span text:style-name="T114"><text:tab/>-</text:span><text:span text:style-name="T113">Licencia: Eclipse Public License </text:span><text:span text:style-name="T118">(</text:span><text:a xlink:type="simple" xlink:href="https://www.eclipse.org/legal/epl-v10.html" text:style-name="Internet_20_link" text:visited-style-name="Visited_20_Internet_20_Link">Enlace</text:a><text:span text:style-name="T91">)</text:span><text:span text:style-name="T92">.</text:span></text:p>
      <text:p text:style-name="P75"/>
      <text:p text:style-name="P74">Plugins Eclipse:</text:p>
      <text:p text:style-name="P76"><text:tab/>Windows Builder: plugin para Eclipse para el desarrollo de interfaces.</text:p>
      <text:p text:style-name="P78"><text:tab/>-<text:span text:style-name="T131">Licencia: </text:span><text:span text:style-name="T95">Eclipse Public License </text:span><text:span text:style-name="T96">(</text:span><text:a xlink:type="simple" xlink:href="https://www.eclipse.org/legal/epl-v10.html" text:style-name="Internet_20_link" text:visited-style-name="Visited_20_Internet_20_Link">Enlace</text:a><text:span text:style-name="T94">)</text:span><text:span text:style-name="T92">.</text:span></text:p>
      <text:p text:style-name="P75"/>
      <text:p text:style-name="P50"><text:span text:style-name="T104">Apis </text:span><text:span text:style-name="T105">y </text:span><text:span text:style-name="T106">librerías</text:span><text:span text:style-name="T105"> externas</text:span><text:span text:style-name="T104">:</text:span></text:p>
      <text:p text:style-name="P92"><text:span text:style-name="T60"><text:tab/></text:span><text:span text:style-name="T61">JasperReport: biblioteca de creación de informes.</text:span></text:p>
      <text:p text:style-name="P93"><text:span text:style-name="T61"><text:tab/></text:span><text:span text:style-name="T70">-</text:span><text:span text:style-name="T71">Licencia: </text:span><text:span text:style-name="T97">Eclipse Public License </text:span><text:span text:style-name="T98">(</text:span><text:a xlink:type="simple" xlink:href="https://www.eclipse.org/legal/epl-v10.html" text:style-name="Internet_20_link" text:visited-style-name="Visited_20_Internet_20_Link">Enlace</text:a><text:span text:style-name="T91">)</text:span><text:span text:style-name="T90">.</text:span></text:p>
      <text:p text:style-name="P98"><text:span text:style-name="T105"><text:tab/></text:span><text:span text:style-name="T106">JavaHelp: “</text:span><text:span text:style-name="T77">expansión de </text:span><text:a xlink:type="simple" xlink:href="https://es.wikipedia.org/wiki/Lenguaje_de_programación_Java" text:style-name="Internet_20_link" text:visited-style-name="Visited_20_Internet_20_Link"><text:span text:style-name="T79">Java</text:span></text:a><text:span text:style-name="T78"> </text:span><text:span text:style-name="T77">que facilita la programación de las ventanas de ayuda</text:span><text:span text:style-name="T62"> </text:span></text:p>
      <text:p text:style-name="P98"><text:span text:style-name="T106">”</text:span><text:span text:style-name="T106"><text:bibliography-mark text:identifier="JavaHelp" text:bibliography-type="inbook" text:author="M. Domínguez-Dorado">(JavaHelp)</text:bibliography-mark></text:span></text:p>
      <text:p text:style-name="P98"><text:span text:style-name="T106">/**</text:span><text:span text:style-name="T107">WIKI javahelp</text:span><text:span text:style-name="T106">**/</text:span></text:p>
      <text:p text:style-name="P98"><text:span text:style-name="T106"><text:tab/>-</text:span><text:span text:style-name="T115">Licencia: en la propia descarga de la librería.</text:span></text:p>
      <text:p text:style-name="P51"><text:span text:style-name="T106"/></text:p>
      <text:p text:style-name="P77"/>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79"/>
      <text:p text:style-name="P91">Control de versiones:</text:p>
      <text:p text:style-name="P80"><text:tab/>GitHub: plataforma de control de versiones.</text:p>
      <text:p text:style-name="P82"/>
      <text:p text:style-name="P82"/>
      <text:p text:style-name="P82"/>
      <text:p text:style-name="P46"><text:span text:style-name="T60">Otros </text:span><text:span text:style-name="T67">programas</text:span><text:span text:style-name="T28">:</text:span></text:p>
      <text:p text:style-name="P75"/>
      <text:p text:style-name="P42"><text:span text:style-name="T62">Imágenes</text:span><text:span text:style-name="T60">:</text:span></text:p>
      <text:p text:style-name="P75"><text:tab/>Inkscape: programa de dibujo vectorial.</text:p>
      <text:p text:style-name="P99"><text:span text:style-name="T114"><text:tab/>-</text:span><text:span text:style-name="T116">Licencia: GPLv3 </text:span><text:span text:style-name="T135">(</text:span><text:a xlink:type="simple" xlink:href="https://es.wikipedia.org/wiki/GPLv3" text:style-name="Internet_20_link" text:visited-style-name="Visited_20_Internet_20_Link"><text:span text:style-name="T85">Enlace</text:span></text:a><text:span text:style-name="T86">)</text:span><text:span text:style-name="T85">.</text:span></text:p>
      <text:p text:style-name="P75"/>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100"><text:span text:style-name="T117"><text:tab/>-</text:span><text:span text:style-name="T118">Licencia: LGPLv3 </text:span><text:span text:style-name="T120">y MPL </text:span><text:span text:style-name="T121">(</text:span><text:a xlink:type="simple" xlink:href="https://es.libreoffice.org/acerca-de/licencias/" text:style-name="Internet_20_link" text:visited-style-name="Visited_20_Internet_20_Link"><text:span text:style-name="T118">Enlace</text:span></text:a><text:span text:style-name="T121">).</text:span></text:p>
      <text:p text:style-name="P83"/>
      <text:p text:style-name="P84">Diagramas:</text:p>
      <text:p text:style-name="P52"><text:span text:style-name="T107"><text:tab/>DIA: “</text:span><text:span text:style-name="T76">propósito general para la creación de diagramas</text:span><text:span text:style-name="T107">”</text:span><text:span text:style-name="T107"><text:bibliography-mark text:identifier="DIA wiki" text:bibliography-type="manual" text:title="Documentation for Dia" text:url="https://wiki.gnome.org/Apps/Dia/Documentation">(DIA wiki)</text:bibliography-mark></text:span></text:p>
      <text:p text:style-name="P52"><text:span text:style-name="T107">/** </text:span><text:span text:style-name="T108">WIKI dia</text:span><text:span text:style-name="T107">**/</text:span></text:p>
      <text:p text:style-name="P52"><text:span text:style-name="T107"><text:tab/>-</text:span><text:span text:style-name="T121">Licencia: GNU (</text:span><text:a xlink:type="simple" xlink:href="https://www.gnu.org/licenses/gpl-3.0.html" text:style-name="Internet_20_link" text:visited-style-name="Visited_20_Internet_20_Link"><text:span text:style-name="T121">Enlace</text:span></text:a><text:span text:style-name="T121">).</text:span></text:p>
      <text:p text:style-name="P52"><text:span text:style-name="T121"><text:tab/></text:span></text:p>
      <text:p text:style-name="P84"/>
      <text:p text:style-name="P53"><text:soft-page-break/><text:span text:style-name="T125">S</text:span><text:span text:style-name="T124">istema Operativo</text:span><text:span text:style-name="T126">s</text:span><text:span text:style-name="T103">:</text:span></text:p>
      <text:p text:style-name="P85"/>
      <text:p text:style-name="P86">Windows 10</text:p>
      <text:p text:style-name="P86">Ubuntu</text:p>
      <text:p text:style-name="P102"><text:span text:style-name="T122">-</text:span><text:span text:style-name="T123">Licencia: </text:span><text:a xlink:type="simple" xlink:href="https://es.wikipedia.org/wiki/GPL" text:style-name="Internet_20_link" text:visited-style-name="Visited_20_Internet_20_Link"><text:span text:style-name="T80">GPL</text:span></text:a><text:span text:style-name="T99">, y otras licencias libres</text:span> <text:s/>/*<text:span text:style-name="T136">WIKI ubuntu</text:span>*/</text:p>
      <text:p text:style-name="P85"/>
      <text:p text:style-name="P80"/>
      <text:p text:style-name="P54"><text:toc-mark-start text:id="IMark2542344760824" text:outline-level="1"/><text:span text:style-name="T127">Metodologías</text:span><text:toc-mark-end text:id="IMark2542344760824"/><text:span text:style-name="T103">:</text:span></text:p>
      <text:p text:style-name="P87"/>
      <text:p text:style-name="P54"><text:span text:style-name="T129">Ciclo</text:span><text:span text:style-name="T128"> de vida</text:span><text:span text:style-name="T103">:</text:span></text:p>
      <text:p text:style-name="P55"><text:span text:style-name="T109">El ciclo de vida sera en </text:span><text:span text:style-name="T110">espiral</text:span><text:span text:style-name="T109"> <text:s/></text:span><text:span text:style-name="T111">de cuatro secciones: </text:span></text:p>
      <text:list xml:id="list2126483353" text:style-name="L2">
        <text:list-item>
          <text:p text:style-name="P96"><text:span text:style-name="T111">T</text:span><text:span text:style-name="T103">oma de decisión: se decide el siguiente objetivo del desarrollo.</text:span></text:p>
        </text:list-item>
        <text:list-item>
          <text:p text:style-name="P81">Planificación: se estudia y genera una estrategia para el objetivos.</text:p>
        </text:list-item>
        <text:list-item>
          <text:p text:style-name="P81">Desarrollo: se desarrolla el proyecto hacia el objetivo.</text:p>
        </text:list-item>
        <text:list-item>
          <text:p text:style-name="P81">Evaluación: se determina si se ha alcanzado el objetivo.</text:p>
        </text:list-item>
      </text:list>
      <text:p text:style-name="P88"/>
      <text:p text:style-name="P56"><text:span text:style-name="T111">E</text:span><text:span text:style-name="T103">n caso de que </text:span><text:span text:style-name="T112">la</text:span><text:span text:style-name="T103"> evaluación o desarrollo </text:span><text:span text:style-name="T112">sean negativas, </text:span><text:span text:style-name="T103">se volverá a la planificación con un nuevo plan.</text:span></text:p>
      <text:p text:style-name="P89"/>
      <text:p text:style-name="P89"/>
      <text:p text:style-name="P95">Diagrama de clases:</text:p>
      <text:p text:style-name="P95"/>
      <text:p text:style-name="P95"/>
      <text:p text:style-name="P58"><text:alphabetical-index-mark-start text:id="IMark2542344761208"/>Bibliográfica:<text:alphabetical-index-mark-end text:id="IMark2542344761208"/></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61">Peñalara: Peñalara Software, , , https://www.penalara.com/es</text:p>
          <text:p text:style-name="P61">grupocfdeveloper: grupocfdeveloper, , , https://www.grupocfdeveloper.com/</text:p>
          <text:p text:style-name="P61">EDUCACIÓN: EDUCACIÓN 3.0, 20 herramientas para elaborar los horarios del centro escolar, 22/08/2019</text:p>
          <text:p text:style-name="P61">JavaHelp: M. Domínguez-Dorado, , </text:p>
          <text:p text:style-name="P61">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1T18:53:46.727000000</dc:date>
    <meta:editing-duration>PT11H58S</meta:editing-duration>
    <meta:editing-cycles>249</meta:editing-cycles>
    <meta:document-statistic meta:table-count="0" meta:image-count="1" meta:object-count="0" meta:page-count="9" meta:paragraph-count="121" meta:word-count="1310" meta:character-count="8639" meta:non-whitespace-character-count="7427"/>
  </office:meta>
</office:document-meta>
</file>